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Part 8 - Deep Learning</text:p>
      <text:p text:style-name="P1">Section 30, Lecture 213</text:p>
      <text:p text:style-name="Text_20_body">Welcome to Part 8 - Deep Learning!</text:p>
      <text:p text:style-name="Text_20_body"/>
      <text:p text:style-name="Text_20_body">Deep Learning is the most exciting and powerful branch of Machine Learning. Deep Learning models can be used for a variety of complex tasks:</text:p>
      <text:list xml:id="list3673683976" text:style-name="L1">
        <text:list-item>
          <text:p text:style-name="P4">Artificial Neural Networks for Regression and Classification</text:p>
        </text:list-item>
        <text:list-item>
          <text:p text:style-name="P4">Convolutional Neural Networks for Computer Vision</text:p>
        </text:list-item>
        <text:list-item>
          <text:p text:style-name="P4">Recurrent Neural Networks for Time Series Analysis</text:p>
        </text:list-item>
        <text:list-item>
          <text:p text:style-name="P4">Self Organizing Maps for Feature Extraction</text:p>
        </text:list-item>
        <text:list-item>
          <text:p text:style-name="P4">Deep Boltzmann Machines for Recommendation Systems</text:p>
        </text:list-item>
        <text:list-item>
          <text:p text:style-name="P2">Auto Encoders for Recommendation Systems</text:p>
        </text:list-item>
      </text:list>
      <text:p text:style-name="Text_20_body">In this part, you will understand and learn how to implement the following Deep Learning models:</text:p>
      <text:list xml:id="list3896183650" text:style-name="L2">
        <text:list-item>
          <text:p text:style-name="P5">Artificial Neural Networks for a Business Problem</text:p>
        </text:list-item>
        <text:list-item>
          <text:p text:style-name="P3">Convolutional Neural Networks for a Computer Vision task</text:p>
        </text:list-item>
      </text:list>
      <text:p text:style-name="Text_20_body"/>
      <text:p text:style-name="Text_20_body">Enjoy Machine Learning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1:16:21.211699537</meta:creation-date>
    <dc:date>2018-11-30T01:17:01.269511189</dc:date>
    <meta:editing-duration>PT41S</meta:editing-duration>
    <meta:editing-cycles>1</meta:editing-cycles>
    <meta:document-statistic meta:table-count="0" meta:image-count="0" meta:object-count="0" meta:page-count="1" meta:paragraph-count="14" meta:word-count="121" meta:character-count="756" meta:non-whitespace-character-count="657"/>
    <meta:generator>LibreOffice/6.0.6.2$Linux_X86_64 LibreOffice_project/00m0$Build-2</meta:generator>
  </office:meta>
</office:document-meta>
</file>